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60000019044E4473F01F9D0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d184"/>
    </style:style>
    <style:style style:name="P2" style:family="paragraph" style:parent-style-name="Footnote">
      <style:text-properties officeooo:rsid="0000d184" officeooo:paragraph-rsid="0000d184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office:annotation><dc:creator>Unbekannter Autor</dc:creator><dc:date>2019-06-18T01:12:09.443000000</dc:date><text:p text:style-name="P3"><text:span text:style-name="T1">Paragraph Comment 1!!!</text:span></text:p></office:annotation>G<draw:frame draw:style-name="fr1" draw:name="graphics1" text:anchor-type="char" svg:x="4.852cm" svg:y="0.466cm" svg:width="6.05cm" svg:height="9.236cm" draw:z-index="0"><draw:image xlink:href="Pictures/10000000000001060000019044E4473F01F9D0D6.png" xlink:type="simple" xlink:show="embed" xlink:actuate="onLoad" loext:mime-type="image/png"/></draw:frame>I<office:annotation office:name="__Annotation__14_2403332209"><dc:creator>Unbekannter Autor</dc:creator><dc:date>2019-06-17T23:38:42.667000000</dc:date><text:p text:style-name="P4"><text:span text:style-name="T2">Overlapping Comment!! ;-)</text:span></text:p></office:annotation>T <office:annotation office:name="__Annotation__21_3432665272"><dc:creator>Unbekannter Autor</dc:creator><dc:date>2019-06-18T01:09:16.477000000</dc:date><text:p text:style-name="P3"><text:span text:style-name="T1">Another comment on need!!!</text:span></text:p></office:annotation><office:annotation office:name="__Annotation__13_2403332209"><dc:creator>Unbekannter Autor</dc:creator><dc:date>2019-06-17T23:38:20.025000000</dc:date><text:p text:style-name="P4"><text:span text:style-name="T2">Comment on need!!</text:span></text:p></office:annotation>ne<office:annotation-end office:name="__Annotation__14_2403332209"/>ed<office:annotation-end office:name="__Annotation__13_2403332209"/><office:annotation-end office:name="__Annotation__21_3432665272"/> <text:s/>some <text:a xlink:type="simple" xlink:href="http://www.heise.de/" text:style-name="Internet_20_link" text:visited-style-name="Visited_20_Internet_20_Link">Hyperlink</text:a><text:a xlink:type="simple" xlink:href="http://www.heise.de/" text:style-name="Internet_20_link" text:visited-style-name="Visited_20_Internet_20_Link"><text:note text:id="ftn1" text:note-class="footnote"><text:note-citation>1</text:note-citation><text:note-body><text:p text:style-name="P2">TestFootnote</text:p></text:note-body></text:note></text:a>!<office:annotation><dc:creator>Unbekannter Autor</dc:creator><dc:date>2019-06-18T01:12:31.718000000</dc:date><text:p text:style-name="P3"><text:span text:style-name="T1">Paragraph Comment 2!!!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HELLO<office:annotation office:name="__Annotation__10_2403332209"><dc:creator>Unbekannter Autor</dc:creator><dc:date>2019-06-17T23:36:43.261000000</dc:date><text:p>Header Notiz!</text:p></office:annotation> HEADER<office:annotation-end office:name="__Annotation__10_2403332209"/>!</text:p>
      </style:header>
      <style:footer>
        <text:p text:style-name="Footer">HELLLO FOOTER!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ante Schubert</meta:initial-creator>
    <meta:creation-date>2014-11-03T11:41:07</meta:creation-date>
    <dc:date>2019-06-18T01:12:43.131000000</dc:date>
    <meta:editing-duration>PT2H32M44S</meta:editing-duration>
    <meta:editing-cycles>5</meta:editing-cycles>
    <meta:generator>LibreOffice/6.1.6.3$Windows_X86_64 LibreOffice_project/5896ab1714085361c45cf540f76f60673dd96a72</meta:generator>
    <meta:document-statistic meta:table-count="0" meta:image-count="1" meta:object-count="0" meta:page-count="1" meta:paragraph-count="4" meta:word-count="9" meta:character-count="65" meta:non-whitespace-character-count="59"/>
  </office:meta>
</office:document-meta>
</file>